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]+[.C5]" office:value-type="float" office:value="1699" calcext:value-type="float">
            <text:p>1699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]+[.C6]" office:value-type="float" office:value="1699" calcext:value-type="float">
            <text:p>1699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]+[.C7]" office:value-type="float" office:value="1699" calcext:value-type="float">
            <text:p>1699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]+[.C8]" office:value-type="float" office:value="1699" calcext:value-type="float">
            <text:p>1699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]+[.C9]" office:value-type="float" office:value="1699" calcext:value-type="float">
            <text:p>1699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]+[.C10]" office:value-type="float" office:value="1699" calcext:value-type="float">
            <text:p>1699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]+[.C11]" office:value-type="float" office:value="1699" calcext:value-type="float">
            <text:p>1699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]+[.C12]" office:value-type="float" office:value="1699" calcext:value-type="float">
            <text:p>1699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]+[.C13]" office:value-type="float" office:value="1699" calcext:value-type="float">
            <text:p>1699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699" calcext:value-type="float">
            <text:p>1699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]+[.C15]" office:value-type="float" office:value="1699" calcext:value-type="float">
            <text:p>1699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]+[.C16]" office:value-type="float" office:value="1699" calcext:value-type="float">
            <text:p>1699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]+[.C17]" office:value-type="float" office:value="1699" calcext:value-type="float">
            <text:p>1699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699" calcext:value-type="float">
            <text:p>1699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699" calcext:value-type="float">
            <text:p>1699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699" calcext:value-type="float">
            <text:p>1699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699" calcext:value-type="float">
            <text:p>1699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699" calcext:value-type="float">
            <text:p>1699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699" calcext:value-type="float">
            <text:p>1699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699" calcext:value-type="float">
            <text:p>1699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699" calcext:value-type="float">
            <text:p>1699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699" calcext:value-type="float">
            <text:p>1699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699" calcext:value-type="float">
            <text:p>1699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699" calcext:value-type="float">
            <text:p>1699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699" calcext:value-type="float">
            <text:p>1699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699" calcext:value-type="float">
            <text:p>1699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699" calcext:value-type="float">
            <text:p>1699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699" calcext:value-type="float">
            <text:p>1699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699" calcext:value-type="float">
            <text:p>1699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699" calcext:value-type="float">
            <text:p>1699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699" calcext:value-type="float">
            <text:p>1699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699" calcext:value-type="float">
            <text:p>1699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699" calcext:value-type="float">
            <text:p>1699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699" calcext:value-type="float">
            <text:p>1699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699" calcext:value-type="float">
            <text:p>1699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699" calcext:value-type="float">
            <text:p>1699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699" calcext:value-type="float">
            <text:p>1699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699" calcext:value-type="float">
            <text:p>1699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699" calcext:value-type="float">
            <text:p>1699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699" calcext:value-type="float">
            <text:p>1699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699" calcext:value-type="float">
            <text:p>1699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699" calcext:value-type="float">
            <text:p>1699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699" calcext:value-type="float">
            <text:p>1699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699" calcext:value-type="float">
            <text:p>1699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699" calcext:value-type="float">
            <text:p>1699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699" calcext:value-type="float">
            <text:p>1699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699" calcext:value-type="float">
            <text:p>1699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699" calcext:value-type="float">
            <text:p>1699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699" calcext:value-type="float">
            <text:p>1699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699" calcext:value-type="float">
            <text:p>1699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699" calcext:value-type="float">
            <text:p>1699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699" calcext:value-type="float">
            <text:p>1699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699" calcext:value-type="float">
            <text:p>1699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699" calcext:value-type="float">
            <text:p>1699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699" calcext:value-type="float">
            <text:p>1699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699" calcext:value-type="float">
            <text:p>1699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699" calcext:value-type="float">
            <text:p>1699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699" calcext:value-type="float">
            <text:p>1699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699" calcext:value-type="float">
            <text:p>1699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699" calcext:value-type="float">
            <text:p>1699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699" calcext:value-type="float">
            <text:p>1699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699" calcext:value-type="float">
            <text:p>1699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699" calcext:value-type="float">
            <text:p>1699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699" calcext:value-type="float">
            <text:p>1699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699" calcext:value-type="float">
            <text:p>1699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699" calcext:value-type="float">
            <text:p>1699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699" calcext:value-type="float">
            <text:p>1699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699" calcext:value-type="float">
            <text:p>1699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699" calcext:value-type="float">
            <text:p>1699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699" calcext:value-type="float">
            <text:p>1699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699" calcext:value-type="float">
            <text:p>1699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699" calcext:value-type="float">
            <text:p>1699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699" calcext:value-type="float">
            <text:p>1699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699" calcext:value-type="float">
            <text:p>1699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699" calcext:value-type="float">
            <text:p>1699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699" calcext:value-type="float">
            <text:p>1699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699" calcext:value-type="float">
            <text:p>1699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699" calcext:value-type="float">
            <text:p>1699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699" calcext:value-type="float">
            <text:p>1699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699" calcext:value-type="float">
            <text:p>1699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699" calcext:value-type="float">
            <text:p>1699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699" calcext:value-type="float">
            <text:p>1699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699" calcext:value-type="float">
            <text:p>1699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699" calcext:value-type="float">
            <text:p>1699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699" calcext:value-type="float">
            <text:p>1699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699" calcext:value-type="float">
            <text:p>1699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699" calcext:value-type="float">
            <text:p>1699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699" calcext:value-type="float">
            <text:p>1699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699" calcext:value-type="float">
            <text:p>1699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699" calcext:value-type="float">
            <text:p>1699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699" calcext:value-type="float">
            <text:p>1699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699" calcext:value-type="float">
            <text:p>1699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699" calcext:value-type="float">
            <text:p>1699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699" calcext:value-type="float">
            <text:p>1699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699" calcext:value-type="float">
            <text:p>1699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699" calcext:value-type="float">
            <text:p>1699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699" calcext:value-type="float">
            <text:p>1699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699" calcext:value-type="float">
            <text:p>1699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699" calcext:value-type="float">
            <text:p>1699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699" calcext:value-type="float">
            <text:p>1699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699" calcext:value-type="float">
            <text:p>1699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699" calcext:value-type="float">
            <text:p>1699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699" calcext:value-type="float">
            <text:p>1699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699" calcext:value-type="float">
            <text:p>1699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699" calcext:value-type="float">
            <text:p>1699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699" calcext:value-type="float">
            <text:p>1699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699" calcext:value-type="float">
            <text:p>1699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699" calcext:value-type="float">
            <text:p>1699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699" calcext:value-type="float">
            <text:p>1699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699" calcext:value-type="float">
            <text:p>1699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699" calcext:value-type="float">
            <text:p>1699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699" calcext:value-type="float">
            <text:p>1699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699" calcext:value-type="float">
            <text:p>1699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699" calcext:value-type="float">
            <text:p>1699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699" calcext:value-type="float">
            <text:p>1699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699" calcext:value-type="float">
            <text:p>1699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699" calcext:value-type="float">
            <text:p>1699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699" calcext:value-type="float">
            <text:p>1699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699" calcext:value-type="float">
            <text:p>1699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699" calcext:value-type="float">
            <text:p>1699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699" calcext:value-type="float">
            <text:p>1699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699" calcext:value-type="float">
            <text:p>1699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699" calcext:value-type="float">
            <text:p>1699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699" calcext:value-type="float">
            <text:p>1699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699" calcext:value-type="float">
            <text:p>1699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699" calcext:value-type="float">
            <text:p>1699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699" calcext:value-type="float">
            <text:p>1699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699" calcext:value-type="float">
            <text:p>1699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699" calcext:value-type="float">
            <text:p>1699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699" calcext:value-type="float">
            <text:p>1699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699" calcext:value-type="float">
            <text:p>1699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699" calcext:value-type="float">
            <text:p>1699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699" calcext:value-type="float">
            <text:p>1699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699" calcext:value-type="float">
            <text:p>1699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699" calcext:value-type="float">
            <text:p>1699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699" calcext:value-type="float">
            <text:p>1699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699" calcext:value-type="float">
            <text:p>1699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699" calcext:value-type="float">
            <text:p>1699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699" calcext:value-type="float">
            <text:p>1699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699" calcext:value-type="float">
            <text:p>1699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699" calcext:value-type="float">
            <text:p>1699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699" calcext:value-type="float">
            <text:p>1699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699" calcext:value-type="float">
            <text:p>1699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699" calcext:value-type="float">
            <text:p>1699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699" calcext:value-type="float">
            <text:p>1699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699" calcext:value-type="float">
            <text:p>1699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699" calcext:value-type="float">
            <text:p>1699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699" calcext:value-type="float">
            <text:p>1699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699" calcext:value-type="float">
            <text:p>1699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699" calcext:value-type="float">
            <text:p>1699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699" calcext:value-type="float">
            <text:p>1699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699" calcext:value-type="float">
            <text:p>1699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699" calcext:value-type="float">
            <text:p>1699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699" calcext:value-type="float">
            <text:p>1699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699" calcext:value-type="float">
            <text:p>1699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699" calcext:value-type="float">
            <text:p>1699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699" calcext:value-type="float">
            <text:p>1699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699" calcext:value-type="float">
            <text:p>1699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699" calcext:value-type="float">
            <text:p>1699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699" calcext:value-type="float">
            <text:p>1699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699" calcext:value-type="float">
            <text:p>1699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699" calcext:value-type="float">
            <text:p>1699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699" calcext:value-type="float">
            <text:p>1699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699" calcext:value-type="float">
            <text:p>1699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699" calcext:value-type="float">
            <text:p>1699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699" calcext:value-type="float">
            <text:p>1699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699" calcext:value-type="float">
            <text:p>1699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699" calcext:value-type="float">
            <text:p>1699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699" calcext:value-type="float">
            <text:p>1699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699" calcext:value-type="float">
            <text:p>1699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699" calcext:value-type="float">
            <text:p>1699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699" calcext:value-type="float">
            <text:p>1699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699" calcext:value-type="float">
            <text:p>1699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699" calcext:value-type="float">
            <text:p>1699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699" calcext:value-type="float">
            <text:p>1699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699" calcext:value-type="float">
            <text:p>1699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699" calcext:value-type="float">
            <text:p>1699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699" calcext:value-type="float">
            <text:p>1699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699" calcext:value-type="float">
            <text:p>1699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699" calcext:value-type="float">
            <text:p>1699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699" calcext:value-type="float">
            <text:p>1699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5:41:57.713449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3.2$Linux_X86_64 LibreOffice_project/40$Build-2</meta:generator>
    <dc:date>2020-07-03T06:23:12.790266240</dc:date>
    <dc:creator>Spencer Hatch</dc:creator>
    <meta:editing-duration>PT15H9M15S</meta:editing-duration>
    <meta:editing-cycles>17</meta:editing-cycles>
    <meta:document-statistic meta:table-count="1" meta:cell-count="779" meta:object-count="0"/>
  </office:meta>
</office:document-meta>
</file>